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"/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4.72016666666667cm"/>
    </style:style>
    <style:style style:name="co3" style:family="table-column">
      <style:table-column-properties fo:break-before="auto" style:column-width="5.75733333333333cm"/>
    </style:style>
    <style:style style:name="co4" style:family="table-column">
      <style:table-column-properties fo:break-before="auto" style:column-width="3.78883333333333cm"/>
    </style:style>
    <style:style style:name="co5" style:family="table-column">
      <style:table-column-properties fo:break-before="auto" style:column-width="2.25425cm"/>
    </style:style>
    <style:style style:name="co6" style:family="table-column">
      <style:table-column-properties fo:break-before="auto" style:column-width="1.947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File</text:p>
          </table:table-cell>
          <table:table-cell office:value-type="string" table:style-name="ce1">
            <text:p>Size kb (RAW)</text:p>
          </table:table-cell>
          <table:table-cell office:value-type="string" table:style-name="ce1">
            <text:p>Size Compressed (STAGING)</text:p>
          </table:table-cell>
          <table:table-cell office:value-type="string" table:style-name="ce1">
            <text:p>C. Ratio (STAGING)</text:p>
          </table:table-cell>
          <table:table-cell office:value-type="string" table:style-name="ce1">
            <text:p>Size Entity MB (ODS)</text:p>
          </table:table-cell>
          <table:table-cell office:value-type="string" table:style-name="ce1">
            <text:p>C Ratio (ODS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vid Feature</text:p>
          </table:table-cell>
          <table:table-cell office:value-type="float" office:value="63316" table:style-name="ce3">
            <text:p>63,316</text:p>
          </table:table-cell>
          <table:table-cell office:value-type="float" office:value="5000" table:style-name="ce3">
            <text:p>5,000</text:p>
          </table:table-cell>
          <table:table-cell office:value-type="percentage" office:value="7.8968980984269382E-2" table:formula="of:=[.C2]/[.B2]" table:style-name="ce2">
            <text:p>7.90 %</text:p>
          </table:table-cell>
          <table:table-cell office:value-type="float" office:value="4000" table:style-name="ce3">
            <text:p>4,000</text:p>
          </table:table-cell>
          <table:table-cell office:value-type="percentage" office:value="6.3175184787415503E-2" table:formula="of:=[.E2]/[.B2]" table:style-name="ce2">
            <text:p>6.32 %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siness</text:p>
          </table:table-cell>
          <table:table-cell office:value-type="float" office:value="116078" table:style-name="ce3">
            <text:p>116,078</text:p>
          </table:table-cell>
          <table:table-cell office:value-type="float" office:value="11000" table:style-name="ce3">
            <text:p>11,000</text:p>
          </table:table-cell>
          <table:table-cell office:value-type="percentage" office:value="9.476386567652785E-2" table:formula="of:=[.C3]/[.B3]" table:style-name="ce2">
            <text:p>9.48 %</text:p>
          </table:table-cell>
          <table:table-cell office:value-type="float" office:value="11500" table:style-name="ce3">
            <text:p>11,500</text:p>
          </table:table-cell>
          <table:table-cell office:value-type="percentage" office:value="9.9071314116370032E-2" table:formula="of:=[.E3]/[.B3]" table:style-name="ce2">
            <text:p>9.91 %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eckin</text:p>
          </table:table-cell>
          <table:table-cell office:value-type="float" office:value="280234" table:style-name="ce3">
            <text:p>280,234</text:p>
          </table:table-cell>
          <table:table-cell office:value-type="float" office:value="80500" table:style-name="ce3">
            <text:p>80,500</text:p>
          </table:table-cell>
          <table:table-cell office:value-type="percentage" office:value="0.28725993277047041" table:formula="of:=[.C4]/[.B4]" table:style-name="ce2">
            <text:p>28.73 %</text:p>
          </table:table-cell>
          <table:table-cell office:value-type="float" office:value="82500" table:style-name="ce3">
            <text:p>82,500</text:p>
          </table:table-cell>
          <table:table-cell office:value-type="percentage" office:value="0.29439682551010943" table:formula="of:=[.E4]/[.B4]" table:style-name="ce2">
            <text:p>29.44 %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view</text:p>
          </table:table-cell>
          <table:table-cell office:value-type="float" office:value="5216699" table:style-name="ce3">
            <text:p>5,216,699</text:p>
          </table:table-cell>
          <table:table-cell office:value-type="float" office:value="1900000" table:style-name="ce3">
            <text:p>1,900,000</text:p>
          </table:table-cell>
          <table:table-cell office:value-type="percentage" office:value="0.36421499496137311" table:formula="of:=[.C5]/[.B5]" table:style-name="ce2">
            <text:p>36.42 %</text:p>
          </table:table-cell>
          <table:table-cell office:value-type="float" office:value="1900000" table:style-name="ce3">
            <text:p>1,900,000</text:p>
          </table:table-cell>
          <table:table-cell office:value-type="percentage" office:value="0.36421499496137311" table:formula="of:=[.E5]/[.B5]" table:style-name="ce2">
            <text:p>36.42 %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ip</text:p>
          </table:table-cell>
          <table:table-cell office:value-type="float" office:value="176372" table:style-name="ce3">
            <text:p>176,372</text:p>
          </table:table-cell>
          <table:table-cell office:value-type="float" office:value="46000" table:style-name="ce3">
            <text:p>46,000</text:p>
          </table:table-cell>
          <table:table-cell office:value-type="percentage" office:value="0.26081237384618872" table:formula="of:=[.C6]/[.B6]" table:style-name="ce2">
            <text:p>26.08 %</text:p>
          </table:table-cell>
          <table:table-cell office:value-type="float" office:value="44800" table:style-name="ce3">
            <text:p>44,800</text:p>
          </table:table-cell>
          <table:table-cell office:value-type="percentage" office:value="0.25400857278933164" table:formula="of:=[.E6]/[.B6]" table:style-name="ce2">
            <text:p>25.40 %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</text:p>
          </table:table-cell>
          <table:table-cell office:value-type="float" office:value="3248501" table:style-name="ce3">
            <text:p>3,248,501</text:p>
          </table:table-cell>
          <table:table-cell office:value-type="float" office:value="1800000" table:style-name="ce3">
            <text:p>1,800,000</text:p>
          </table:table-cell>
          <table:table-cell office:value-type="percentage" office:value="0.55410172260990531" table:formula="of:=[.C7]/[.B7]" table:style-name="ce2">
            <text:p>55.41 %</text:p>
          </table:table-cell>
          <table:table-cell office:value-type="float" office:value="1900000" table:style-name="ce3">
            <text:p>1,900,000</text:p>
          </table:table-cell>
          <table:table-cell office:value-type="percentage" office:value="0.58488515164378896" table:formula="of:=[.E7]/[.B7]" table:style-name="ce2">
            <text:p>58.49 %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emperature</text:p>
          </table:table-cell>
          <table:table-cell office:value-type="float" office:value="798" table:style-name="ce1">
            <text:p>798</text:p>
          </table:table-cell>
          <table:table-cell office:value-type="float" office:value="217" table:style-name="ce1">
            <text:p>217</text:p>
          </table:table-cell>
          <table:table-cell office:value-type="percentage" office:value="0.27192982456140352" table:formula="of:=[.C8]/[.B8]" table:style-name="ce2">
            <text:p>27.19 %</text:p>
          </table:table-cell>
          <table:table-cell office:value-type="float" office:value="210" table:style-name="ce1">
            <text:p>210</text:p>
          </table:table-cell>
          <table:table-cell office:value-type="percentage" office:value="0.26315789473684209" table:formula="of:=[.E8]/[.B8]" table:style-name="ce2">
            <text:p>26.32 %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ecipitation</text:p>
          </table:table-cell>
          <table:table-cell office:value-type="float" office:value="516" table:style-name="ce1">
            <text:p>516</text:p>
          </table:table-cell>
          <table:table-cell office:value-type="float" office:value="120" table:style-name="ce1">
            <text:p>120</text:p>
          </table:table-cell>
          <table:table-cell office:value-type="percentage" office:value="0.23255813953488372" table:formula="of:=[.C9]/[.B9]" table:style-name="ce2">
            <text:p>23.26 %</text:p>
          </table:table-cell>
          <table:table-cell office:value-type="float" office:value="164" table:style-name="ce1">
            <text:p>164</text:p>
          </table:table-cell>
          <table:table-cell office:value-type="percentage" office:value="0.31782945736434109" table:formula="of:=[.E9]/[.B9]" table:style-name="ce2">
            <text:p>31.78 %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36">
      <number:number number:decimal-places="2" number:min-integer-digits="1"/>
      <number:text> %</number:text>
    </number:percentag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831</meta:generator>
    <meta:initial-creator>eslam fayez</meta:initial-creator>
    <dc:creator>fayez</dc:creator>
    <meta:creation-date>2021-07-11T17:26:22Z</meta:creation-date>
    <dc:date>2022-12-31T11:58:46Z</dc:date>
    <meta:editing-cycles>3</meta:editing-cycles>
    <meta:editing-duration>PT430S</meta:editing-duration>
  </office:meta>
</office:document-meta>
</file>